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, Helvetica, sans-serif"/>
    <style:font-face style:name="Mangal1" svg:font-family="Mangal"/>
    <style:font-face style:name="Ubuntu" svg:font-family="Ubuntu, Tahoma, 'Helvetica Neue', Helvetica, Arial, sans-serif"/>
    <style:font-face style:name="Ubuntu1" svg:font-family="Ubuntu, 'Ubuntu Beta', 'Bitstream Vera Sans', 'DejaVu Sans', Tahoma, sans-serif"/>
    <style:font-face style:name="monospace" svg:font-family="monospace"/>
    <style:font-face style:name="sans-serif" svg:font-family="sans-serif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.423cm" fo:margin-bottom="0.423cm" loext:contextual-spacing="false" fo:line-height="110%" fo:orphans="2" fo:widows="2" fo:text-indent="0cm" style:auto-text-indent="false" fo:padding-left="0cm" fo:padding-right="0cm" fo:padding-top="0cm" fo:padding-bottom="0.191cm" fo:border-left="none" fo:border-right="none" fo:border-top="none" fo:border-bottom="0.06pt solid #eeeeee"/>
      <style:text-properties fo:font-variant="normal" fo:text-transform="none" fo:color="#333333" style:font-name="Ubuntu" fo:font-size="21.6000003814697pt" fo:letter-spacing="normal" fo:font-style="normal" fo:font-weight="normal"/>
    </style:style>
    <style:style style:name="P2" style:family="paragraph" style:parent-style-name="Heading_20_3">
      <style:text-properties fo:font-weight="bold" style:font-weight-asian="bold" style:font-weight-complex="bold"/>
    </style:style>
    <style:style style:name="P3" style:family="paragraph" style:parent-style-name="Heading_20_3">
      <style:text-properties fo:font-weight="bold" style:font-weight-asian="bold" style:font-weight-complex="bold"/>
    </style:style>
    <style:style style:name="P4" style:family="paragraph" style:parent-style-name="Standard">
      <style:text-properties officeooo:rsid="0017daa9" officeooo:paragraph-rsid="0017daa9"/>
    </style:style>
    <style:style style:name="P5" style:family="paragraph" style:parent-style-name="Standard">
      <style:text-properties style:font-name="Source Code Pro" fo:font-size="10pt" officeooo:rsid="0017daa9" officeooo:paragraph-rsid="0017daa9" style:font-size-asian="10pt" style:font-size-complex="10pt"/>
    </style:style>
    <style:style style:name="P6" style:family="paragraph" style:parent-style-name="Standard">
      <style:text-properties style:font-name="Source Code Pro" fo:font-size="10pt" officeooo:rsid="001a8c6a" officeooo:paragraph-rsid="001a8c6a" style:font-size-asian="10pt" style:font-size-complex="10pt"/>
    </style:style>
    <style:style style:name="P7" style:family="paragraph" style:parent-style-name="Standard">
      <style:text-properties style:font-name="Liberation Serif" fo:font-size="12pt" fo:font-style="normal" officeooo:rsid="0017daa9" officeooo:paragraph-rsid="0017daa9" style:font-size-asian="12pt" style:font-style-asian="normal" style:font-size-complex="12pt" style:font-style-complex="normal"/>
    </style:style>
    <style:style style:name="P8" style:family="paragraph" style:parent-style-name="Standard">
      <style:text-properties style:use-window-font-color="true" style:font-name="Liberation Serif" fo:font-size="12pt" fo:font-style="normal" officeooo:rsid="0017daa9" officeooo:paragraph-rsid="0017daa9" style:font-size-asian="12pt" style:font-style-asian="normal" style:font-size-complex="12pt" style:font-style-complex="normal"/>
    </style:style>
    <style:style style:name="P9" style:family="paragraph" style:parent-style-name="Standard">
      <style:text-properties style:use-window-font-color="true" style:font-name="Liberation Serif" fo:font-size="12pt" fo:font-style="normal" officeooo:rsid="0017daa9" officeooo:paragraph-rsid="001a8c6a" style:font-size-asian="12pt" style:font-style-asian="normal" style:font-size-complex="12pt" style:font-style-complex="normal"/>
    </style:style>
    <style:style style:name="P10" style:family="paragraph" style:parent-style-name="Standard">
      <style:text-properties style:use-window-font-color="true" style:font-name="Liberation Serif" fo:font-size="12pt" fo:font-style="normal" officeooo:rsid="001fc383" officeooo:paragraph-rsid="001fc383" style:font-size-asian="12pt" style:font-style-asian="normal" style:font-size-complex="12pt" style:font-style-complex="normal"/>
    </style:style>
    <style:style style:name="P11" style:family="paragraph" style:parent-style-name="Standard">
      <style:text-properties style:use-window-font-color="true" style:font-name="Source Code Pro" fo:font-size="10pt" fo:font-style="normal" officeooo:rsid="0017daa9" officeooo:paragraph-rsid="001a8c6a" style:font-size-asian="10pt" style:font-style-asian="normal" style:font-size-complex="10pt" style:font-style-complex="normal"/>
    </style:style>
    <style:style style:name="P12" style:family="paragraph" style:parent-style-name="Standard">
      <style:text-properties style:use-window-font-color="true" style:font-name="Source Code Pro" fo:font-size="10pt" fo:font-style="normal" fo:font-weight="bold" officeooo:rsid="0017daa9" officeooo:paragraph-rsid="001ca06f" style:font-size-asian="10pt" style:font-style-asian="normal" style:font-weight-asian="bold" style:font-size-complex="10pt" style:font-style-complex="normal" style:font-weight-complex="bold"/>
    </style:style>
    <style:style style:name="P13" style:family="paragraph" style:parent-style-name="Standard">
      <style:paragraph-properties fo:padding="0.049cm" fo:border="0.06pt solid #000000"/>
      <style:text-properties style:font-name="Source Code Pro" fo:font-size="10pt" officeooo:rsid="0017daa9" officeooo:paragraph-rsid="0017daa9" style:font-size-asian="10pt" style:font-size-complex="10pt"/>
    </style:style>
    <style:style style:name="P14" style:family="paragraph" style:parent-style-name="Standard">
      <style:paragraph-properties fo:padding="0.049cm" fo:border="0.06pt solid #000000"/>
      <style:text-properties style:font-name="Source Code Pro" fo:font-size="10pt" fo:font-weight="bold" officeooo:rsid="0017daa9" officeooo:paragraph-rsid="0017daa9" fo:background-color="#ffff00" style:font-size-asian="10pt" style:font-weight-asian="bold" style:font-size-complex="10pt" style:font-weight-complex="bold"/>
    </style:style>
    <style:style style:name="P15" style:family="paragraph" style:parent-style-name="Standard">
      <style:paragraph-properties fo:padding="0.049cm" fo:border="0.06pt solid #000000"/>
      <style:text-properties style:font-name="Source Code Pro" fo:font-size="12pt" fo:font-style="normal" officeooo:rsid="0017daa9" officeooo:paragraph-rsid="0017daa9" style:font-size-asian="12pt" style:font-style-asian="normal" style:font-size-complex="12pt" style:font-style-complex="normal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use-window-font-color="true" style:font-name="Liberation Serif" fo:font-size="12pt" officeooo:paragraph-rsid="001a8c6a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fo:background-color="#ffff00" loext:char-shading-value="0" style:font-style-asian="italic" style:font-weight-asian="bold" style:font-style-complex="italic" style:font-weight-complex="bold"/>
    </style:style>
    <style:style style:name="T3" style:family="text">
      <style:text-properties fo:font-style="italic" fo:background-color="#ffff00" loext:char-shading-value="0" style:font-style-asian="italic" style:font-style-complex="italic"/>
    </style:style>
    <style:style style:name="T4" style:family="text">
      <style:text-properties officeooo:rsid="0019648e"/>
    </style:style>
    <style:style style:name="T5" style:family="text">
      <style:text-properties fo:font-variant="normal" fo:text-transform="none" fo:color="#333333" style:font-name="Ubuntu1" fo:font-size="7.80000019073486pt" fo:letter-spacing="normal" fo:font-weight="normal"/>
    </style:style>
    <style:style style:name="T6" style:family="text">
      <style:text-properties fo:font-variant="normal" fo:text-transform="none" fo:color="#333333" style:font-name="monospace" fo:font-size="7.80000019073486pt" fo:letter-spacing="normal" fo:font-weight="normal" loext:padding="0cm" loext:border="none"/>
    </style:style>
    <style:style style:name="T7" style:family="text">
      <style:text-properties fo:font-variant="normal" fo:text-transform="none" fo:color="#333333" style:font-name="monospace" fo:font-size="7.80000019073486pt" fo:letter-spacing="normal" fo:font-weight="normal" officeooo:rsid="001a8c6a" loext:padding="0cm" loext:border="none"/>
    </style:style>
    <style:style style:name="T8" style:family="text">
      <style:text-properties fo:font-variant="normal" fo:text-transform="none" fo:color="#333333" fo:font-size="7.80000019073486pt" fo:letter-spacing="normal" fo:font-weight="normal"/>
    </style:style>
    <style:style style:name="T9" style:family="text">
      <style:text-properties fo:font-variant="normal" fo:text-transform="none" fo:color="#333333" fo:font-size="7.80000019073486pt" fo:letter-spacing="normal" fo:font-weight="normal" officeooo:rsid="001a8c6a" loext:padding="0cm" loext:border="none"/>
    </style:style>
    <style:style style:name="T10" style:family="text">
      <style:text-properties fo:font-variant="normal" fo:text-transform="none" fo:color="#333333" fo:font-size="7.80000019073486pt" fo:letter-spacing="normal" fo:font-weight="normal" loext:padding="0cm" loext:border="none"/>
    </style:style>
    <style:style style:name="T11" style:family="text">
      <style:text-properties fo:font-variant="normal" fo:text-transform="none" fo:color="#333333" fo:letter-spacing="normal" fo:font-weight="normal"/>
    </style:style>
    <style:style style:name="T12" style:family="text">
      <style:text-properties fo:font-variant="normal" fo:text-transform="none" fo:color="#333333" fo:letter-spacing="normal" fo:font-weight="normal" officeooo:rsid="001a8c6a" loext:padding="0cm" loext:border="none"/>
    </style:style>
    <style:style style:name="T13" style:family="text">
      <style:text-properties fo:font-variant="normal" fo:text-transform="none" fo:color="#333333" fo:letter-spacing="normal" fo:font-weight="normal" loext:padding="0cm" loext:border="none"/>
    </style:style>
    <style:style style:name="T14" style:family="text">
      <style:text-properties fo:font-variant="normal" fo:text-transform="none" fo:letter-spacing="normal" fo:font-style="normal" fo:font-weight="normal"/>
    </style:style>
    <style:style style:name="T15" style:family="text">
      <style:text-properties fo:font-variant="normal" fo:text-transform="none" fo:letter-spacing="normal" fo:font-style="normal" fo:font-weight="normal" officeooo:rsid="001a8c6a"/>
    </style:style>
    <style:style style:name="T16" style:family="text">
      <style:text-properties fo:font-variant="normal" fo:text-transform="none" fo:letter-spacing="normal" fo:font-style="normal" officeooo:rsid="001a8c6a"/>
    </style:style>
    <style:style style:name="T17" style:family="text">
      <style:text-properties fo:font-variant="normal" fo:text-transform="none" fo:letter-spacing="normal" fo:font-weight="normal"/>
    </style:style>
    <style:style style:name="T18" style:family="text">
      <style:text-properties fo:font-variant="normal" fo:text-transform="none" fo:letter-spacing="normal" fo:font-weight="normal" officeooo:rsid="001a8c6a"/>
    </style:style>
    <style:style style:name="T19" style:family="text">
      <style:text-properties fo:font-variant="normal" fo:text-transform="none" fo:letter-spacing="normal" fo:font-weight="normal" officeooo:rsid="001a8c6a" loext:padding="0cm" loext:border="none"/>
    </style:style>
    <style:style style:name="T20" style:family="text">
      <style:text-properties fo:font-variant="normal" fo:text-transform="none" fo:letter-spacing="normal" fo:font-weight="normal" officeooo:rsid="001b0f89"/>
    </style:style>
    <style:style style:name="T21" style:family="text">
      <style:text-properties fo:font-variant="normal" fo:text-transform="none" fo:letter-spacing="normal" fo:font-weight="normal" loext:padding="0cm" loext:border="none"/>
    </style:style>
    <style:style style:name="T22" style:family="text">
      <style:text-properties fo:font-variant="normal" fo:text-transform="none" fo:letter-spacing="normal" fo:font-weight="normal" officeooo:rsid="001ca06f"/>
    </style:style>
    <style:style style:name="T23" style:family="text">
      <style:text-properties fo:font-variant="normal" fo:text-transform="none" fo:letter-spacing="normal" fo:font-style="italic" fo:font-weight="normal" loext:padding="0cm" loext:border="none"/>
    </style:style>
    <style:style style:name="T24" style:family="text">
      <style:text-properties fo:font-variant="normal" fo:text-transform="none" fo:letter-spacing="normal" fo:font-weight="bold" style:font-weight-asian="bold" style:font-weight-complex="bold" loext:padding="0cm" loext:border="none"/>
    </style:style>
    <style:style style:name="T25" style:family="text">
      <style:text-properties fo:font-variant="normal" fo:text-transform="none" fo:letter-spacing="normal" fo:font-weight="bold" fo:background-color="#ffff00" loext:char-shading-value="0" style:font-weight-asian="bold" style:font-weight-complex="bold" loext:padding="0cm" loext:border="none"/>
    </style:style>
    <style:style style:name="T26" style:family="text">
      <style:text-properties fo:font-variant="normal" fo:text-transform="none" fo:letter-spacing="normal" fo:font-weight="bold" fo:background-color="#ffff00" loext:char-shading-value="0" style:font-weight-asian="bold" style:font-weight-complex="bold" loext:padding="0cm" loext:border="none"/>
    </style:style>
    <style:style style:name="T27" style:family="text">
      <style:text-properties fo:font-variant="normal" fo:text-transform="none" style:font-name="Source Code Pro" fo:letter-spacing="normal" fo:font-weight="normal"/>
    </style:style>
    <style:style style:name="T28" style:family="text">
      <style:text-properties fo:font-variant="normal" fo:text-transform="none" style:font-name="Source Code Pro" fo:letter-spacing="normal" fo:font-weight="normal" officeooo:rsid="001a8c6a" loext:padding="0cm" loext:border="none"/>
    </style:style>
    <style:style style:name="T29" style:family="text">
      <style:text-properties fo:font-variant="normal" fo:text-transform="none" fo:color="#000000" style:font-name="sans-serif" fo:font-size="8.39999961853027pt" fo:letter-spacing="normal" fo:font-weight="normal"/>
    </style:style>
    <style:style style:name="T30" style:family="text">
      <style:text-properties fo:font-variant="normal" fo:text-transform="none" fo:color="#000000" style:font-name="sans-serif" fo:font-size="8.39999961853027pt" fo:letter-spacing="normal" fo:font-weight="normal" officeooo:rsid="001de839"/>
    </style:style>
    <style:style style:name="T31" style:family="text">
      <style:text-properties fo:font-variant="normal" fo:text-transform="none" fo:color="#000000" style:font-name="Arial" fo:font-size="13.8000001907349pt" fo:letter-spacing="normal"/>
    </style:style>
    <style:style style:name="T32" style:family="text">
      <style:text-properties fo:font-variant="normal" fo:text-transform="none" fo:color="#000000" style:font-name="Arial" fo:font-size="13.8000001907349pt" fo:letter-spacing="normal" fo:font-weight="normal"/>
    </style:style>
    <style:style style:name="T33" style:family="text">
      <style:text-properties fo:font-variant="normal" fo:text-transform="none" fo:color="#000000" fo:letter-spacing="normal" fo:font-weight="normal"/>
    </style:style>
    <style:style style:name="T34" style:family="text">
      <style:text-properties fo:font-variant="normal" fo:text-transform="none" fo:color="#000000" fo:letter-spacing="normal" fo:font-weight="normal" officeooo:rsid="001de839"/>
    </style:style>
    <style:style style:name="T35" style:family="text">
      <style:text-properties fo:font-variant="normal" fo:text-transform="none" fo:color="#000000" fo:letter-spacing="normal" fo:font-weight="bold" style:font-weight-asian="bold" style:font-weight-complex="bold"/>
    </style:style>
    <style:style style:name="T36" style:family="text">
      <style:text-properties fo:font-variant="normal" fo:text-transform="none" fo:color="#000000" fo:letter-spacing="normal" fo:font-weight="bold" fo:background-color="#ffff00" loext:char-shading-value="0" style:font-weight-asian="bold" style:font-weight-complex="bold"/>
    </style:style>
    <style:style style:name="T37" style:family="text">
      <style:text-properties fo:font-variant="normal" fo:text-transform="none" fo:color="#000000" fo:letter-spacing="normal" fo:font-weight="bold" fo:background-color="#ffff00" loext:char-shading-value="0" style:font-weight-asian="bold" style:font-weight-complex="bold"/>
    </style:style>
    <style:style style:name="T38" style:family="text">
      <style:text-properties fo:font-variant="normal" fo:text-transform="none" fo:color="#000000" fo:font-size="8.39999961853027pt" fo:letter-spacing="normal" fo:font-weight="normal"/>
    </style:style>
    <style:style style:name="T39" style:family="text">
      <style:text-properties fo:font-variant="normal" fo:text-transform="none" fo:color="#000000" fo:font-size="8.39999961853027pt" fo:letter-spacing="normal" fo:font-weight="normal" officeooo:rsid="001de839"/>
    </style:style>
    <style:style style:name="T40" style:family="text">
      <style:text-properties fo:letter-spacing="normal" fo:font-style="italic" fo:font-weight="bold" style:font-weight-asian="bold" style:font-weight-complex="bold" loext:padding="0cm" loext:border="none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color="#ff0000" fo:font-style="italic" fo:background-color="#ffff00" loext:char-shading-value="0" style:font-style-asian="italic" style:font-style-complex="italic"/>
    </style:style>
    <style:style style:name="T43" style:family="text">
      <style:text-properties fo:color="#ff0000" fo:font-style="italic" fo:background-color="transparent" loext:char-shading-value="0" style:font-style-asian="italic" style:font-style-complex="italic"/>
    </style:style>
    <style:style style:name="T44" style:family="text">
      <style:text-properties officeooo:rsid="001ca0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un_simple_partage_nfs"/>partage NFS</text:h>
      <text:p text:style-name="P16"><text:span text:style-name="T14">NFS permet à un système de partager des répertoires et des fichiers à travers un réseau. En utilisant NFS, </text:span><text:span text:style-name="T15">les</text:span><text:span text:style-name="T14"> programmes peuvent accéder aux fichiers de systèmes distants comme s'ils étaient des fichiers locaux.</text:span></text:p>
      <text:p text:style-name="P16"><text:span text:style-name="T14"/></text:p>
      <text:h text:style-name="P3" text:outline-level="3"><text:span text:style-name="T16">Configuration du serveur</text:span> </text:h>
      <text:p text:style-name="Text_20_body"/>
      <text:p text:style-name="P4">Sur le serveur DMZ <text:s text:c="2"/>serveur NFS</text:p>
      <text:p text:style-name="P4"/>
      <text:p text:style-name="P4">les dossiers partagés <text:span text:style-name="T4">(à exporter) </text:span>sont définis dans <text:span text:style-name="T2">/etc/exports</text:span></text:p>
      <text:p text:style-name="P4"><text:span text:style-name="T1"/></text:p>
      <text:p text:style-name="P13"><text:span text:style-name="T1"># /etc/exports: the access control list for filesystems which may be exported</text:span></text:p>
      <text:p text:style-name="P13"><text:span text:style-name="T1"># <text:s text:c="14"/>to NFS clients. <text:s/>See exports(5).</text:span></text:p>
      <text:p text:style-name="P13"><text:span text:style-name="T1">#</text:span></text:p>
      <text:p text:style-name="P13"><text:span text:style-name="T1"># Example for NFSv2 and NFSv3:</text:span></text:p>
      <text:p text:style-name="P13"><text:span text:style-name="T1"># /srv/homes <text:s text:c="6"/>hostname1(rw,sync,no_subtree_check) hostname2(ro,sync,no_subtree_check)</text:span></text:p>
      <text:p text:style-name="P13"><text:span text:style-name="T1">#</text:span></text:p>
      <text:p text:style-name="P13"><text:span text:style-name="T1"># Example for NFSv4:</text:span></text:p>
      <text:p text:style-name="P13"><text:span text:style-name="T1"># /srv/nfs4 <text:s text:c="7"/>gss/krb5i(rw,sync,fsid=0,crossmnt,no_subtree_check)</text:span></text:p>
      <text:p text:style-name="P13"><text:span text:style-name="T1"># /srv/nfs4/homes <text:s/>gss/krb5i(rw,sync,no_subtree_check)</text:span></text:p>
      <text:p text:style-name="P14"><text:span text:style-name="T1">/var/www/Ruche/video 172.18.58.253(rw,fsid=0,sync,no_root_squash,no_subtree_check)</text:span></text:p>
      <text:p text:style-name="P13"><text:span text:style-name="T1">#</text:span></text:p>
      <text:p text:style-name="P5"><text:span text:style-name="T1"/></text:p>
      <text:p text:style-name="P5"><text:span text:style-name="T1"/></text:p>
      <text:h text:style-name="Heading_20_3" text:outline-level="3">Configuration du client</text:h>
      <text:p text:style-name="P6"><text:span text:style-name="T1"/></text:p>
      <text:p text:style-name="P7"><text:span text:style-name="T44">Le client NFS est s</text:span>ur la raspberry webcam</text:p>
      <text:p text:style-name="P8"><text:span text:style-name="T18">Utiliser </text:span><text:span text:style-name="T17">la commande </text:span><text:span text:style-name="T40">mount</text:span><text:span text:style-name="T23"> </text:span><text:span text:style-name="T17">pour monter </text:span><text:span text:style-name="T20">à la main </text:span><text:span text:style-name="T17">un répertoire NFS partagé à partir d'une autre machine, en tapant dans un terminal </text:span><text:span text:style-name="T22">la</text:span><text:span text:style-name="T17"> commande </text:span><text:span text:style-name="T22">suivante </text:span><text:span text:style-name="T17">:</text:span> </text:p>
      <text:p text:style-name="P7"/>
      <text:p text:style-name="P15">root@webcam:/home/pi/video# mount -t nfs4 172.18.58.9:/ video</text:p>
      <text:p text:style-name="P7"/>
      <text:p text:style-name="P9"><text:span text:style-name="T17">Le répertoire </text:span><text:span text:style-name="T27">/home/pi/video/</text:span><text:span text:style-name="T28">video</text:span><text:span text:style-name="T19"> </text:span><text:span text:style-name="T17">du point de montage doit exister.</text:span> </text:p>
      <text:p text:style-name="P9"/>
      <text:h text:style-name="P2" text:outline-level="3"><text:span text:style-name="T31">Montage automatique FSTAB</text:span> </text:h>
      <text:p text:style-name="Text_20_body"><text:span text:style-name="T41"/></text:p>
      <text:p text:style-name="P9"><text:span text:style-name="T33">Il est également possible de monter automatiquement les répertoires partagés au démarrage de l'ordinateur client. Pour ce faire on va rajouter une ligne dans le fichier </text:span><text:span text:style-name="T37">/etc/fstab</text:span><text:span text:style-name="T33">.</text:span></text:p>
      <text:p text:style-name="P9"><text:span text:style-name="T17"><text:line-break/>La ligne doit comporter le nom d'hôte du serveur NFS, <text:line-break/>le répertoire du serveur qui doit être partagé, <text:line-break/>et le répertoire de la machine locale où le partage NFS doit être monté.</text:span> </text:p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11">proc <text:s text:c="17"/>/proc <text:s text:c="10"/>proc <text:s text:c="3"/>defaults <text:s text:c="9"/>0 <text:s text:c="6"/>0</text:p>
      <text:p text:style-name="P11">PARTUUID=f0fb3126-01 <text:s/>/boot <text:s text:c="10"/>vfat <text:s text:c="3"/>defaults <text:s text:c="9"/>0 <text:s text:c="6"/>2</text:p>
      <text:p text:style-name="P11">PARTUUID=f0fb3126-02 <text:s/>/ <text:s text:c="14"/>ext4 <text:s text:c="3"/>defaults,noatime <text:s/>0 <text:s text:c="6"/>1</text:p>
      <text:p text:style-name="P11">tmpfs <text:s text:c="16"/>/var/tmp/ram_drive tmpfs nodev,nosuid,size=10M 0 0</text:p>
      <text:p text:style-name="P11"># a swapfile is not a swap partition, no line here</text:p>
      <text:p text:style-name="P11"># <text:s text:c="2"/>use <text:s/>dphys-swapfile swap[on|off] <text:s/>for that</text:p>
      <text:p text:style-name="P12">172.18.58.9:/<text:span text:style-name="T43">var/www/Ruche/video</text:span> <text:s text:c="2"/>/home/pi/video/video <text:s text:c="3"/>nfs4 <text:s text:c="3"/>defaults 0 <text:s text:c="2"/>0</text:p>
      <text:p text:style-name="P9"/>
      <text:p text:style-name="P9"/>
      <text:p text:style-name="P9"><text:span text:style-name="T33">Pour </text:span><text:span text:style-name="T34">ne </text:span><text:span text:style-name="T33">pas redémarrer et avoir accès pour la première fois au dossier partagé on peut utiliser mount comme suit :</text:span> </text:p>
      <text:p text:style-name="P10">mount -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, Helvetica, sans-serif"/>
    <style:font-face style:name="Mangal1" svg:font-family="Mangal"/>
    <style:font-face style:name="Ubuntu" svg:font-family="Ubuntu, Tahoma, 'Helvetica Neue', Helvetica, Arial, sans-serif"/>
    <style:font-face style:name="Ubuntu1" svg:font-family="Ubuntu, 'Ubuntu Beta', 'Bitstream Vera Sans', 'DejaVu Sans', Tahoma, sans-serif"/>
    <style:font-face style:name="monospace" svg:font-family="monospace"/>
    <style:font-face style:name="sans-serif" svg:font-family="sans-serif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1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9T18:24:04.609000000</meta:creation-date>
    <dc:date>2020-06-09T19:30:15.443000000</dc:date>
    <meta:editing-duration>PT14M5S</meta:editing-duration>
    <meta:editing-cycles>2</meta:editing-cycles>
    <meta:generator>LibreOffice/6.3.4.2$Windows_x86 LibreOffice_project/60da17e045e08f1793c57c00ba83cdfce946d0aa</meta:generator>
    <meta:document-statistic meta:table-count="0" meta:image-count="0" meta:object-count="0" meta:page-count="2" meta:paragraph-count="33" meta:word-count="285" meta:character-count="2146" meta:non-whitespace-character-count="1728"/>
  </office:meta>
</office:document-meta>
</file>